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HelveticaNeue-Condensed" svg:font-family="HelveticaNeue-Condensed" style:font-family-generic="roman" style:font-pitch="variable"/>
    <style:font-face style:name="HelveticaNeue-CondensedObl" svg:font-family="HelveticaNeue-CondensedOb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ed8" officeooo:paragraph-rsid="00059ed8"/>
    </style:style>
    <style:style style:name="P2" style:family="paragraph" style:parent-style-name="Standard">
      <style:text-properties officeooo:rsid="00074292" officeooo:paragraph-rsid="00074292"/>
    </style:style>
    <style:style style:name="P3" style:family="paragraph" style:parent-style-name="Standard">
      <style:text-properties officeooo:rsid="0008aa9d" officeooo:paragraph-rsid="0008aa9d"/>
    </style:style>
    <style:style style:name="P4" style:family="paragraph" style:parent-style-name="Standard">
      <style:text-properties style:font-name="Times New Roman" fo:font-size="12pt" fo:font-style="normal" officeooo:rsid="00074292" officeooo:paragraph-rsid="0008aa9d" style:font-size-asian="12pt" style:font-style-asian="normal" style:font-size-complex="12pt" style:font-style-complex="normal"/>
    </style:style>
    <style:style style:name="P5" style:family="paragraph" style:parent-style-name="Standard">
      <style:paragraph-properties fo:text-align="start" style:justify-single-word="false"/>
      <style:text-properties style:font-name="Times New Roman" fo:font-size="12pt" fo:font-style="normal" officeooo:rsid="00074292"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Times New Roman" fo:font-size="12pt" fo:font-style="normal" officeooo:rsid="0009fdc3" officeooo:paragraph-rsid="0009fdc3" style:font-size-asian="12pt" style:font-style-asian="normal" style:font-size-complex="12pt" style:font-style-complex="normal"/>
    </style:style>
    <style:style style:name="P7" style:family="paragraph" style:parent-style-name="Standard" style:list-style-name="L1">
      <style:text-properties officeooo:rsid="00074292" officeooo:paragraph-rsid="00074292"/>
    </style:style>
    <style:style style:name="P8" style:family="paragraph" style:parent-style-name="Standard">
      <style:text-properties officeooo:rsid="00074292" officeooo:paragraph-rsid="00074292"/>
    </style:style>
    <style:style style:name="P9" style:family="paragraph" style:parent-style-name="Standard">
      <style:text-properties fo:font-style="normal" officeooo:rsid="00074292" officeooo:paragraph-rsid="00074292" style:font-style-asian="normal" style:font-style-complex="normal"/>
    </style:style>
    <style:style style:name="P10" style:family="paragraph" style:parent-style-name="Standard">
      <style:text-properties fo:font-style="normal" officeooo:rsid="0008aa9d" officeooo:paragraph-rsid="0008aa9d" style:font-style-asian="normal" style:font-style-complex="normal"/>
    </style:style>
    <style:style style:name="P11" style:family="paragraph" style:parent-style-name="Standard" style:list-style-name="L2">
      <style:paragraph-properties fo:text-align="start" style:justify-single-word="false"/>
      <style:text-properties style:font-name="Times New Roman" fo:font-size="12pt" fo:font-style="normal" officeooo:rsid="0009fdc3" officeooo:paragraph-rsid="0009fdc3"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officeooo:rsid="0008aa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ache Maven</text:p>
      <text:p text:style-name="P1">Archetypes</text:p>
      <text:p text:style-name="P1">Maven Archetypes are predefined project templates that can be used to generate new projects. Projects created using archetypes will contain all of the folders and files needed to get you going.</text:p>
      <text:p text:style-name="P1"/>
      <text:p text:style-name="P1">Additional Settings</text:p>
      <text:p text:style-name="P1">Maven installation provides enough to get started with Maven. However, for most enterprise uses, you need to provide additional configuration information. This user-specific configuration is provided in a setting.xml file located in the <text:span text:style-name="T1">c:\Users\&lt;&lt;user_name&gt;&gt;\.m2</text:span> folder</text:p>
      <text:p text:style-name="P1"/>
      <text:p text:style-name="P2">Dependency Identification</text:p>
      <text:p text:style-name="P2">Maven dependencies are typically archives such as JAR, WAR, EAR, ZIP. Each Maven dependency is uniquely identified using the following group, artifact, and version (GAV) coordinates:</text:p>
      <text:p text:style-name="P2"/>
      <text:list xml:id="list998746192282107552" text:style-name="L1">
        <text:list-header>
          <text:p text:style-name="P7"><text:span text:style-name="T2">groupId</text:span>: Identifier of the organization or group that is responsible for this project. Example, org.hibernate.</text:p>
          <text:p text:style-name="P7"/>
          <text:p text:style-name="P7"><text:span text:style-name="T2">artifactId</text:span>: Identifier of the artifact being generated by the prject. Example, hibernate-tools.</text:p>
          <text:p text:style-name="P7"/>
          <text:p text:style-name="P7"><text:span text:style-name="T2">version</text:span>: Indicates the version number of the project. Example, 1.0.0.</text:p>
          <text:p text:style-name="P7"/>
          <text:p text:style-name="P7"><text:span text:style-name="T2">type</text:span>: Indicates the packing of the generated artifact. Example, JAR.</text:p>
        </text:list-header>
      </text:list>
      <text:p text:style-name="P2"/>
      <text:p text:style-name="P2">Transitive Dependencies</text:p>
      <text:p text:style-name="P2">Dependencies declared in your project's pom.xml file often have their own dependencies. Such dependencies are called <text:span text:style-name="T1">transitive dependencies</text:span><text:span text:style-name="T3">.</text:span></text:p>
      <text:p text:style-name="P2"/>
      <text:p text:style-name="P9">Dependency mediation</text:p>
      <text:p text:style-name="P2"><text:span text:style-name="T3">Maven uses a technique known as </text:span><text:span text:style-name="T1">dependency mediation</text:span><text:span text:style-name="T3"> to resolve version conflicts. Maven pulls the dependency that is closest to the project in the tree. In case more than one dependency have same level, Maven will use the first-found dependency.</text:span></text:p>
      <text:p text:style-name="P2"/>
      <text:p text:style-name="P10">Maven Versioning</text:p>
      <text:p text:style-name="P10">It is recommended that Maven projects use the following conventions for versioning:</text:p>
      <text:p text:style-name="P3"/>
      <text:p text:style-name="P10">&lt;major-version&gt;.&lt;minor-version&gt;.&lt;incremental-version&gt;-qualifier</text:p>
      <text:p text:style-name="P3"/>
      <text:p text:style-name="P4">The major, minor, and incremental values are numeric, and the qualifier can have values such as RC, alpha, beta, and SNAPSHOT. Some examples that follow this convention are 1.0.0, 2.4.5-<text:span text:style-name="T4">S</text:span>NAPSHOT, 3.1.1-RC1, and so forth.</text:p>
      <text:p text:style-name="P5"/>
      <text:p text:style-name="P5">The SNAPSHOT qualifier in the project’s version carries a special meaning. It indicates that the project is in a development stage. When a project uses a SNAPSHOT dependency, every time the project is built, Maven will fetch and use the latest SNAPSHOT artifact.</text:p>
      <text:p text:style-name="P5"/>
      <text:p text:style-name="P5">Most repository managers accept release builds only once. However, when you are developing an application in a continuous integration environment, you want to build often and push your latest build to the repository manager. Thus, it is the best practice to suffix your version with SNAPSHOT during development.</text:p>
      <text:p text:style-name="P5"/>
      <text:p text:style-name="P6"><text:soft-page-break/>Links</text:p>
      <text:list xml:id="list6294771981017054554" text:style-name="L2">
        <text:list-header>
          <text:p text:style-name="P11">Book and Resources:</text:p>
          <text:p text:style-name="P11"><text:a xlink:type="simple" xlink:href="http://maven.apache.org/articles.html" text:style-name="Internet_20_link" text:visited-style-name="Visited_20_Internet_20_Link">http://maven.apache.org/articles.html</text:a> </text:p>
        </text:list-header>
      </text:list>
      <text:p text:style-name="P10"/>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HelveticaNeue-Condensed" svg:font-family="HelveticaNeue-Condensed" style:font-family-generic="roman" style:font-pitch="variable"/>
    <style:font-face style:name="HelveticaNeue-CondensedObl" svg:font-family="HelveticaNeue-CondensedOb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0:17:59.454000000</meta:creation-date>
    <dc:date>2015-02-13T16:22:17.997000000</dc:date>
    <meta:editing-duration>PT9H35M50S</meta:editing-duration>
    <meta:editing-cycles>3</meta:editing-cycles>
    <meta:generator>LibreOffice/4.3.4.1$Windows_x86 LibreOffice_project/bc356b2f991740509f321d70e4512a6a54c5f243</meta:generator>
    <meta:document-statistic meta:table-count="0" meta:image-count="0" meta:object-count="0" meta:page-count="2" meta:paragraph-count="27" meta:word-count="362" meta:character-count="2509" meta:non-whitespace-character-count="2179"/>
  </office:meta>
</office:document-meta>
</file>